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ymbolMT" svg:font-family="SymbolM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pt" style:font-size-asian="1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fo:font-weight="bold" style:font-size-asian="10pt" style:font-weight-asian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/>
    </style:style>
    <style:style style:name="P8" style:family="paragraph" style:parent-style-name="Standard">
      <style:paragraph-properties fo:text-align="start" style:justify-single-word="false"/>
      <style:text-properties style:font-name="Lucida Console" fo:font-size="8pt" style:font-size-asian="8pt"/>
    </style:style>
    <style:style style:name="P9" style:family="paragraph" style:parent-style-name="Standard">
      <style:paragraph-properties fo:text-align="start" style:justify-single-word="false"/>
      <style:text-properties style:font-name="Courier New" fo:font-size="10pt" style:font-size-asian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style:font-size-asian="10pt"/>
    </style:style>
    <style:style style:name="T3" style:family="text">
      <style:text-properties style:font-name="Times New Roman" fo:font-style="italic" style:font-style-asian="italic"/>
    </style:style>
    <style:style style:name="T4" style:family="text">
      <style:text-properties style:font-name="Arial" fo:font-size="12pt" fo:font-weight="bold" style:font-size-asian="12pt" style:font-weight-asian="bold"/>
    </style:style>
    <style:style style:name="T5" style:family="text">
      <style:text-properties style:font-name="Arial" fo:font-size="16pt" fo:font-weight="bold" style:font-size-asian="16pt" style:font-weight-asian="bold"/>
    </style:style>
    <style:style style:name="T6" style:family="text">
      <style:text-properties style:font-name="Arial" fo:font-size="14pt" fo:font-weight="bold" style:font-size-asian="14pt" style:font-weight-asian="bold"/>
    </style:style>
    <style:style style:name="T7" style:family="text">
      <style:text-properties style:font-name="Lucida Console" fo:font-size="8pt" style:font-size-asian="8pt"/>
    </style:style>
    <style:style style:name="T8" style:family="text">
      <style:text-properties style:font-name="Lucida Console" fo:font-size="12pt" style:font-size-asian="12pt"/>
    </style:style>
    <style:style style:name="T9" style:family="text">
      <style:text-properties style:font-name="Lucida Console" fo:font-size="10pt" style:font-size-asian="10pt"/>
    </style:style>
    <style:style style:name="T10" style:family="text">
      <style:text-properties style:font-name="SymbolMT" fo:font-size="10pt" style:font-size-asian="10pt"/>
    </style:style>
    <style:style style:name="T11" style:family="text">
      <style:text-properties style:text-position="super 58%" style:font-name="Times New Roman" fo:font-style="italic" style:font-style-asian="italic"/>
    </style:style>
    <style:style style:name="T12" style:family="text">
      <style:text-properties style:text-position="0% 100%" style:font-name="Times New Roman"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1. Declaración de punteros. </text:span><text:span text:style-name="T4">EJERCICIO GUIADO</text:span></text:p>
      <text:p text:style-name="P1"><text:span text:style-name="T2">Escribir un programa que declare una variable entera (</text:span><text:span text:style-name="T7">i</text:span><text:span text:style-name="T2">), un puntero a entero (</text:span><text:span text:style-name="T7">pi</text:span><text:span text:style-name="T2">), una variable </text:span><text:span text:style-name="T7">double</text:span></text:p>
      <text:p text:style-name="P1"><text:span text:style-name="T2">(</text:span><text:span text:style-name="T7">d</text:span><text:span text:style-name="T2">) y un puntero </text:span><text:span text:style-name="T7">double </text:span><text:span text:style-name="T2">(</text:span><text:span text:style-name="T7">pd</text:span><text:span text:style-name="T2">). Realizar las siguientes operaciones:</text:span></text:p>
      <text:p text:style-name="P1"><text:span text:style-name="T10"> </text:span><text:span text:style-name="T2">Hacer que las variables tipo puntero apunten a las zonas de memoria de las variables</text:span></text:p>
      <text:p text:style-name="P3">normales.</text:p>
      <text:p text:style-name="P1"><text:span text:style-name="T10"> </text:span><text:span text:style-name="T2">Inicializar valores mediante asignaciones a las variables normales</text:span></text:p>
      <text:p text:style-name="P1"><text:span text:style-name="T10"> </text:span><text:span text:style-name="T2">Mostrar los valores asignados, utilizando las variables normales y las variables tipo puntero</text:span></text:p>
      <text:p text:style-name="P1"><text:span text:style-name="T10"> </text:span><text:span text:style-name="T2">Cambiar los valores utilizando las variables tipo puntero</text:span></text:p>
      <text:p text:style-name="P1"><text:span text:style-name="T10"> </text:span><text:span text:style-name="T2">Volver a mostrar los valores asignados, utilizando las variables normales y las variables tipo</text:span></text:p>
      <text:p text:style-name="P3">puntero</text:p>
      <text:p text:style-name="P6"/>
      <text:p text:style-name="P1"><text:span text:style-name="T6">2. </text:span><text:span text:style-name="T5">Punteros y funciones </text:span></text:p>
      <text:p text:style-name="P1"><text:span text:style-name="T2">Escribir un programa que lea de teclado un número real </text:span><text:span text:style-name="T8">x </text:span><text:span text:style-name="T2">y el número de términos de la serie a sumar</text:span></text:p>
      <text:p text:style-name="P1"><text:span text:style-name="T2">(un número entero) </text:span><text:span text:style-name="T8">n </text:span><text:span text:style-name="T2">y calcule el resultado de: </text:span></text:p>
      <text:p text:style-name="P3"/>
      <text:p text:style-name="P2"><text:span text:style-name="T1"><text:tab/>(1/</text:span><text:span text:style-name="T3">x</text:span><text:span text:style-name="T11">1</text:span><text:span text:style-name="T12">) – (1/</text:span><text:span text:style-name="T3">x</text:span><text:span text:style-name="T11">2</text:span><text:span text:style-name="T12">) + (1/</text:span><text:span text:style-name="T3">x</text:span><text:span text:style-name="T11">3</text:span><text:span text:style-name="T12">) –</text:span><text:span text:style-name="T3"> </text:span><text:span text:style-name="T12">(1/</text:span><text:span text:style-name="T3">x</text:span><text:span text:style-name="T11">4</text:span><text:span text:style-name="T12">) + … (1/</text:span><text:span text:style-name="T3">x</text:span><text:span text:style-name="T11">n</text:span><text:span text:style-name="T12">)</text:span></text:p>
      <text:p text:style-name="P5"/>
      <text:p text:style-name="P3">El cálculo debe realizarse dos veces, la primera vez mediante una función que no utiliza punteros, y la</text:p>
      <text:p text:style-name="P3">segunda vez mediante una función equivalente que utiliza punteros. Los prototipos son:</text:p>
      <text:p text:style-name="P8"/>
      <text:p text:style-name="P8">double CalcularSerie(double x, int n);</text:p>
      <text:p text:style-name="P8"/>
      <text:p text:style-name="P8">void CalcularSeriePunt(double x, int n, double *resultado);</text:p>
      <text:p text:style-name="P6"/>
      <text:p text:style-name="P1"><text:span text:style-name="T6">3. </text:span><text:span text:style-name="T5">Cálculo del máximo y del mínimo en una matriz</text:span></text:p>
      <text:p text:style-name="P7"/>
      <text:p text:style-name="P3">Escribir un programa que tenga una función que devuelva el máximo y el mínimo de los números</text:p>
      <text:p text:style-name="P3">almacenados en una matriz. El tamaño máximo de la matriz es 20x20. En el programa principal se</text:p>
      <text:p text:style-name="P3">preguntará al usuario el número de filas y de columnas que desea introducir (estos datos deben ser</text:p>
      <text:p text:style-name="P3">validados) y a continuación se leerá de teclado elemento por elemento. La función recibirá la matriz de</text:p>
      <text:p text:style-name="P3">datos, y el número de filas y el número de columnas inicializadas en la matriz. La función calculará el</text:p>
      <text:p text:style-name="P3">máximo y el mínimo. El valor del máximo y el mínimo se presentarán por pantalla en la función</text:p>
      <text:p text:style-name="P1"><text:span text:style-name="T9">main(). </text:span><text:span text:style-name="T2">El prototipo de la función es:</text:span></text:p>
      <text:p text:style-name="P8"/>
      <text:p text:style-name="P8">void Buscar(float mat[][N], int nf, int nc, float *max, float *min);</text:p>
      <text:p text:style-name="P6"/>
      <text:p text:style-name="P1"><text:span text:style-name="T6">4. </text:span><text:span text:style-name="T5">Producto de dos vectores </text:span></text:p>
      <text:p text:style-name="P3">Este ejercicio va a consistir en leer dos vectores de números de longitud variable (la longitud la va a</text:p>
      <text:p text:style-name="P3">decidir el usuario y será la misma en ambos vectores, no pudiendo superar los 100 elementos) y</text:p>
      <text:p text:style-name="P3">posteriormente calcular su producto con otra función, devolviendo dicho resultado al programa</text:p>
      <text:p text:style-name="P3">principal, que deberá mostrar tanto el resultado del producto de los dos vectores (matriz).</text:p>
      <text:p text:style-name="P1"><text:span text:style-name="T2">El producto de dos vectores vec1 y vec2 de dimensión n es una matriz de dimensión </text:span><text:span text:style-name="T9">nxn</text:span><text:span text:style-name="T2">. Para ello</text:span></text:p>
      <text:p text:style-name="P1"><text:span text:style-name="T2">habrá que declarar una matriz </text:span><text:span text:style-name="T9">prod </text:span><text:span text:style-name="T2">cuyo tamaño máximo no podrá superar los 100x100 elementos. El</text:span></text:p>
      <text:p text:style-name="P3">cálculo del producto se realiza:</text:p>
      <text:p text:style-name="P5">p[i][j] =v1[i]· v2[j]</text:p>
      <text:p text:style-name="P3"/>
      <text:p text:style-name="P3">Los prototipos de las funciones que se van a utilizar son:</text:p>
      <text:p text:style-name="P1"><text:span text:style-name="T10"> </text:span><text:span text:style-name="T2">Función para leer cada uno de los vectores:</text:span></text:p>
      <text:p text:style-name="P9">void LeerVector (float *vector, int n);</text:p>
      <text:p text:style-name="P1"><text:span text:style-name="T10"> </text:span><text:span text:style-name="T2">Función para calcular el producto de dos vectores v1 y v2:</text:span></text:p>
      <text:p text:style-name="P9">void Producto (float *v1, float *v2, float p[][TAM], int n);</text:p>
      <text:p text:style-name="P1"><text:span text:style-name="T10"> </text:span><text:span text:style-name="T2">Función para imprimir la matriz p de dimensión nxn:</text:span></text:p>
      <text:p text:style-name="P9">void ImprimirMat (float p[][TAM], int n)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ymbolMT" svg:font-family="SymbolMT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17T13:01:01.518000000</meta:creation-date>
    <dc:date>2019-12-17T18:02:51.73</dc:date>
    <meta:editing-duration>PT8M18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43" meta:word-count="491" meta:character-count="2883"/>
  </office:meta>
</office:document-meta>
</file>